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es" svg:font-family="Consoles"/>
    <style:font-face style:name="Times New Roman2" svg:font-family="'Times New Roman'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95cm" fo:margin-left="0.991cm" fo:margin-top="0cm" fo:margin-bottom="0cm" table:align="left" style:writing-mode="lr-tb"/>
    </style:style>
    <style:style style:name="Таблица1.A" style:family="table-column">
      <style:table-column-properties style:column-width="6.207cm"/>
    </style:style>
    <style:style style:name="Таблица1.B" style:family="table-column">
      <style:table-column-properties style:column-width="5.934cm"/>
    </style:style>
    <style:style style:name="Таблица1.C" style:family="table-column">
      <style:table-column-properties style:column-width="3.854cm"/>
    </style:style>
    <style:style style:name="Таблица1.1" style:family="table-row">
      <style:table-row-properties style:min-row-height="0.855cm" fo:keep-together="auto"/>
    </style:style>
    <style:style style:name="Таблица1.A1" style:family="table-cell">
      <style:table-cell-properties fo:background-color="#ffffff" fo:padding="0cm" fo:border="none">
        <style:background-image/>
      </style:table-cell-properties>
    </style:style>
    <style:style style:name="Таблица1.A2" style:family="table-cell">
      <style:table-cell-properties style:vertical-align="bottom" fo:background-color="#ffffff" fo:padding="0cm" fo:border="none">
        <style:background-image/>
      </style:table-cell-properties>
    </style:style>
    <style:style style:name="P1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style style:name="P2" style:family="paragraph" style:parent-style-name="LO-Normal">
      <style:paragraph-properties fo:margin-left="0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Consoles" fo:font-size="12pt" officeooo:paragraph-rsid="0057f448" style:font-size-asian="12pt" style:font-size-complex="12pt"/>
    </style:style>
    <style:style style:name="P4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Consoles" fo:font-size="12pt" officeooo:paragraph-rsid="0057f448" style:font-size-asian="12pt" style:font-size-complex="12pt"/>
    </style:style>
    <style:style style:name="P6" style:family="paragraph" style:parent-style-name="Preformatted_20_Text" style:master-page-name="">
      <loext:graphic-properties draw:fill="none"/>
      <style:paragraph-properties fo:margin-left="0cm" fo:margin-right="0cm" fo:line-height="100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paragraph-rsid="0057f448" fo:hyphenate="false" fo:hyphenation-remain-char-count="2" fo:hyphenation-push-char-count="2"/>
    </style:style>
    <style:style style:name="P7" style:family="paragraph" style:parent-style-name="Standard">
      <style:text-properties style:font-name="Times New Roman" fo:font-size="13pt" style:font-size-asian="13pt" style:font-name-complex="Times New Roman1" style:font-size-complex="13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5131de" officeooo:paragraph-rsid="005131de" style:font-size-asian="12.25pt" style:font-weight-asian="bold" style:font-size-complex="14pt" style:font-weight-complex="bold"/>
    </style:style>
    <style:style style:name="P9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0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paragraph-rsid="0051d0fb" style:font-size-asian="13pt" style:font-name-complex="Times New Roman1" style:font-size-complex="13pt"/>
    </style:style>
    <style:style style:name="P11" style:family="paragraph" style:parent-style-name="LO-Normal">
      <style:paragraph-properties fo:margin-left="0cm" fo:margin-right="0.3cm" fo:margin-top="0cm" fo:margin-bottom="0.055cm" loext:contextual-spacing="false" fo:line-height="150%" fo:text-indent="1cm" style:auto-text-indent="false">
        <style:tab-stops>
          <style:tab-stop style:position="0cm"/>
        </style:tab-stops>
      </style:paragraph-properties>
      <style:text-properties style:font-name="Times New Roman" fo:font-size="14pt" officeooo:rsid="00319163" officeooo:paragraph-rsid="00319163" style:font-size-asian="14pt" style:font-size-complex="14pt"/>
    </style:style>
    <style:style style:name="P12" style:family="paragraph" style:parent-style-name="LO-Normal">
      <style:paragraph-properties fo:margin-left="0cm" fo:margin-right="0.3cm" fo:margin-top="0cm" fo:margin-bottom="0.055cm" loext:contextual-spacing="false" fo:line-height="150%" fo:text-indent="1cm" style:auto-text-indent="false">
        <style:tab-stops>
          <style:tab-stop style:position="0cm"/>
        </style:tab-stops>
      </style:paragraph-properties>
      <style:text-properties style:font-name="Times New Roman" officeooo:paragraph-rsid="00319163"/>
    </style:style>
    <style:style style:name="P13" style:family="paragraph" style:parent-style-name="LO-Normal">
      <style:paragraph-properties fo:margin-left="0cm" fo:margin-right="0.041cm" fo:margin-top="0cm" fo:margin-bottom="1.5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14" style:family="paragraph" style:parent-style-name="LO-Normal">
      <style:paragraph-properties fo:margin-left="0cm" fo:margin-right="0.041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15" style:family="paragraph" style:parent-style-name="LO-Normal">
      <style:paragraph-properties fo:margin-left="0cm" fo:margin-right="0.041cm" fo:margin-top="0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16" style:family="paragraph" style:parent-style-name="LO-Normal">
      <style:paragraph-properties fo:margin-left="0.212cm" fo:margin-right="0cm" fo:margin-top="0cm" fo:margin-bottom="0.48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17" style:family="paragraph" style:parent-style-name="LO-Normal">
      <style:paragraph-properties fo:margin-left="0cm" fo:margin-right="-0.499cm" fo:margin-top="0cm" fo:margin-bottom="0cm" loext:contextual-spacing="false" fo:line-height="106%" fo:text-align="justify" style:justify-single-word="false" fo:text-indent="0cm" style:auto-text-indent="false">
        <style:tab-stops>
          <style:tab-stop style:position="3.399cm"/>
        </style:tab-stops>
      </style:paragraph-properties>
      <style:text-properties style:font-name="Times New Roman" fo:font-size="13pt" style:font-size-asian="13pt" style:font-size-complex="13pt"/>
    </style:style>
    <style:style style:name="P18" style:family="paragraph" style:parent-style-name="LO-Normal">
      <style:paragraph-properties fo:margin-left="0.564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19" style:family="paragraph" style:parent-style-name="LO-Normal">
      <style:paragraph-properties fo:margin-left="0.021cm" fo:margin-right="0cm" fo:margin-top="0cm" fo:margin-bottom="0cm" loext:contextual-spacing="false" fo:line-height="106%" fo:text-align="justify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0" style:family="paragraph" style:parent-style-name="TOC_20_Heading">
      <style:text-properties style:font-name="Times New Roman" fo:font-size="13pt" style:font-size-asian="13pt" style:font-name-complex="Times New Roman1" style:font-size-complex="13pt" text:display="true"/>
    </style:style>
    <style:style style:name="P21" style:family="paragraph" style:parent-style-name="Heading_20_1">
      <style:paragraph-properties fo:line-height="150%"/>
      <style:text-properties style:font-name="Times New Roman" fo:font-size="16pt" style:font-size-asian="16pt" style:font-name-complex="Times New Roman1" style:font-size-complex="16pt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.055cm" loext:contextual-spacing="false" fo:line-height="150%" fo:text-align="justify" style:justify-single-word="false" fo:orphans="0" fo:widows="0" fo:hyphenation-ladder-count="no-limit" fo:text-indent="1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8.75pt" fo:letter-spacing="normal" fo:font-style="normal" fo:font-weight="normal" officeooo:paragraph-rsid="004f8b44" fo:hyphenate="false" fo:hyphenation-remain-char-count="2" fo:hyphenation-push-char-count="2"/>
    </style:style>
    <style:style style:name="P23" style:family="paragraph" style:parent-style-name="Contents_20_1">
      <style:paragraph-properties fo:margin-top="0.101cm" fo:margin-bottom="0.101cm" loext:contextual-spacing="false" fo:text-align="start" style:justify-single-word="false" fo:orphans="2" fo:widows="2" fo:hyphenation-ladder-count="no-limit" style:writing-mode="lr-tb">
        <style:tab-stops>
          <style:tab-stop style:position="17.639cm" style:type="right" style:leader-style="dotted" style:leader-text="."/>
        </style:tab-stops>
      </style:paragraph-properties>
      <style:text-properties style:font-name="Times New Roman" fo:font-size="14pt" fo:language="ru" fo:country="RU" style:letter-kerning="true" style:font-name-asian="Noto Sans CJK SC Regular" style:font-size-asian="14pt" style:language-asian="zh" style:country-asian="CN" style:font-name-complex="Mangal" style:font-size-complex="14pt" style:language-complex="hi" style:country-complex="IN" fo:hyphenate="false" fo:hyphenation-remain-char-count="2" fo:hyphenation-push-char-count="2"/>
    </style:style>
    <style:style style:name="P24" style:family="paragraph" style:parent-style-name="Contents_20_Heading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5" style:family="paragraph" style:parent-style-name="Preformatted_20_Text">
      <style:paragraph-properties fo:margin-top="0cm" fo:margin-bottom="0cm" loext:contextual-spacing="false" fo:line-height="100%" fo:text-align="start" style:justify-single-word="false"/>
      <style:text-properties style:font-name="Consoles" fo:font-size="12pt" officeooo:rsid="003b973c" officeooo:paragraph-rsid="0057f448" style:font-size-asian="12pt" style:font-size-complex="12pt"/>
    </style:style>
    <style:style style:name="P26" style:family="paragraph" style:parent-style-name="Footer" style:master-page-name="Standard">
      <loext:graphic-properties draw:fill="none"/>
      <style:paragraph-properties fo:margin-left="-2.401cm" fo:margin-right="-1cm" fo:text-align="center" style:justify-single-word="false" fo:orphans="2" fo:widows="2" fo:hyphenation-ladder-count="no-limit" fo:text-indent="0cm" style:auto-text-indent="false" style:page-number="2" fo:background-color="transparent" text:number-lines="false" text:line-number="0" style:writing-mode="lr-tb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 fo:hyphenation-remain-char-count="2" fo:hyphenation-push-char-count="2"/>
    </style:style>
    <style:style style:name="P27" style:family="paragraph" style:parent-style-name="Heading_20_2" style:list-style-name="WWNum1">
      <style:paragraph-properties fo:margin-left="0.018cm" fo:margin-right="0.042cm" fo:line-height="150%" fo:text-indent="-0.018cm" style:auto-text-indent="false"/>
      <style:text-properties style:font-name="Times New Roman" fo:font-size="14pt" style:font-size-asian="14pt" style:font-size-complex="14pt"/>
    </style:style>
    <style:style style:name="P28" style:family="paragraph" style:parent-style-name="Heading_20_2" style:list-style-name="WWNum1">
      <style:paragraph-properties fo:margin-left="0cm" fo:margin-right="0.041cm" fo:margin-top="0.423cm" fo:margin-bottom="1.099cm" loext:contextual-spacing="false" fo:text-indent="0cm" style:auto-text-indent="false"/>
      <style:text-properties style:font-name="Times New Roman" fo:font-size="14pt" style:font-size-asian="14pt" style:font-size-complex="14pt"/>
    </style:style>
    <style:style style:name="P29" style:family="paragraph" style:parent-style-name="Heading_20_2" style:list-style-name="WWNum1" style:master-page-name="First_20_Page">
      <loext:graphic-properties draw:fill="none"/>
      <style:paragraph-properties fo:margin-left="0cm" fo:margin-right="0cm" fo:margin-top="0.423cm" fo:margin-bottom="0.483cm" loext:contextual-spacing="false" fo:text-align="center" style:justify-single-word="false" fo:keep-together="always" fo:orphans="2" fo:widows="2" fo:hyphenation-ladder-count="no-limit" fo:text-indent="0cm" style:auto-text-indent="false" style:page-number="auto" fo:break-before="page" fo:background-color="transparent" fo:keep-with-next="always" style:writing-mode="lr-tb">
        <style:tab-stops>
          <style:tab-stop style:position="17.009cm"/>
        </style:tab-stops>
      </style:paragraph-properties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30" style:family="paragraph" style:parent-style-name="Heading_20_2" style:master-page-name="">
      <loext:graphic-properties draw:fill="none"/>
      <style:paragraph-properties fo:margin-left="0cm" fo:margin-right="0cm" fo:margin-top="0.423cm" fo:margin-bottom="0.607cm" loext:contextual-spacing="false" fo:line-height="150%" fo:text-align="start" style:justify-single-word="false" fo:keep-together="always" fo:orphans="2" fo:widows="2" fo:hyphenation-ladder-count="no-limit" fo:text-indent="1cm" style:auto-text-indent="false" style:page-number="auto" fo:background-color="transparent" fo:keep-with-next="always" style:writing-mode="lr-tb"/>
      <style:text-properties style:font-name="Times New Roman" fo:font-size="14pt" fo:font-weight="normal" officeooo:rsid="004f8b44" officeooo:paragraph-rsid="00504920" style:font-size-asian="12.25pt" style:font-weight-asian="normal" style:font-size-complex="14pt" style:font-weight-complex="normal" fo:hyphenate="false" fo:hyphenation-remain-char-count="2" fo:hyphenation-push-char-count="2"/>
    </style:style>
    <style:style style:name="P31" style:family="paragraph" style:parent-style-name="LO-Normal" style:master-page-name="">
      <loext:graphic-properties draw:fill="none"/>
      <style:paragraph-properties fo:margin-left="0cm" fo:margin-right="0cm" fo:margin-top="0cm" fo:margin-bottom="0.48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" fo:font-size="14pt" fo:font-weight="bold" style:font-size-asian="14pt" style:font-weight-asian="bold" style:font-size-complex="14pt" fo:hyphenate="false" fo:hyphenation-remain-char-count="2" fo:hyphenation-push-char-count="2"/>
    </style:style>
    <style:style style:name="P32" style:family="paragraph" style:parent-style-name="LO-Normal" style:master-page-name="">
      <loext:graphic-properties draw:fill="none"/>
      <style:paragraph-properties fo:margin-left="0cm" fo:margin-right="0cm" fo:margin-top="0cm" fo:margin-bottom="0.48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" fo:font-size="14pt" fo:font-weight="bold" style:font-size-asian="14pt" style:font-weight-asian="bold" style:font-size-complex="14pt" fo:hyphenate="false" fo:hyphenation-remain-char-count="2" fo:hyphenation-push-char-count="2"/>
    </style:style>
    <style:style style:name="P33" style:family="paragraph" style:parent-style-name="LO-Normal" style:master-page-name="">
      <loext:graphic-properties draw:fill="none"/>
      <style:paragraph-properties fo:margin-left="0cm" fo:margin-right="0cm" fo:margin-top="0cm" fo:margin-bottom="0.483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" fo:font-size="14pt" fo:font-weight="bold" style:font-size-asian="14pt" style:font-weight-asian="bold" style:font-size-complex="14pt" fo:hyphenate="false" fo:hyphenation-remain-char-count="2" fo:hyphenation-push-char-count="2"/>
    </style:style>
    <style:style style:name="P34" style:family="paragraph" style:parent-style-name="LO-Normal" style:master-page-name="">
      <loext:graphic-properties draw:fill="none"/>
      <style:paragraph-properties fo:margin-left="0cm" fo:margin-right="0cm" fo:margin-top="0cm" fo:margin-bottom="0.483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" fo:font-size="14pt" fo:font-weight="bold" style:font-size-asian="14pt" style:font-weight-asian="bold" style:font-size-complex="14pt" fo:hyphenate="false" fo:hyphenation-remain-char-count="2" fo:hyphenation-push-char-count="2"/>
    </style:style>
    <style:style style:name="P35" style:family="paragraph" style:parent-style-name="LO-Normal">
      <style:paragraph-properties fo:margin-left="0cm" fo:margin-right="0.041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6pt" style:font-size-asian="16pt" style:font-size-complex="16pt"/>
    </style:style>
    <style:style style:name="P36" style:family="paragraph" style:parent-style-name="LO-Normal">
      <style:paragraph-properties fo:margin-left="0cm" fo:margin-right="0.041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37" style:family="paragraph" style:parent-style-name="LO-Normal">
      <style:paragraph-properties fo:margin-left="0cm" fo:margin-right="0.041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officeooo:paragraph-rsid="00591ff5" style:font-size-asian="13pt" style:font-size-complex="13pt"/>
    </style:style>
    <style:style style:name="P38" style:family="paragraph" style:parent-style-name="LO-Normal">
      <style:paragraph-properties fo:margin-left="0.235cm" fo:margin-right="0.259cm" fo:margin-top="0cm" fo:margin-bottom="0.48cm" loext:contextual-spacing="false" fo:line-height="150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39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40" style:family="paragraph" style:parent-style-name="LO-Normal">
      <style:paragraph-properties fo:margin-left="0cm" fo:margin-right="0.3cm" fo:margin-top="0cm" fo:margin-bottom="0.055cm" loext:contextual-spacing="false" fo:line-height="150%" fo:text-align="justify" style:justify-single-word="false" fo:text-indent="1cm" style:auto-text-indent="false">
        <style:tab-stops>
          <style:tab-stop style:position="0cm"/>
        </style:tab-stops>
      </style:paragraph-properties>
      <style:text-properties style:font-name="Times New Roman" fo:font-size="14pt" officeooo:rsid="00319163" officeooo:paragraph-rsid="00319163" style:font-size-asian="14pt" style:font-size-complex="14pt"/>
    </style:style>
    <style:style style:name="P41" style:family="paragraph" style:parent-style-name="Heading_20_1">
      <style:paragraph-properties fo:margin-left="0cm" fo:margin-right="0cm" fo:text-align="justify" style:justify-single-word="false" fo:text-indent="0.953cm" style:auto-text-indent="false"/>
      <style:text-properties style:font-name="Times New Roman" fo:font-size="16pt" style:font-size-asian="16pt" style:font-name-complex="Times New Roman1" style:font-size-complex="16pt"/>
    </style:style>
    <style:style style:name="P42" style:family="paragraph" style:parent-style-name="Heading_20_1">
      <style:paragraph-properties fo:line-height="150%"/>
    </style:style>
    <style:style style:name="P43" style:family="paragraph" style:parent-style-name="Heading_20_1">
      <style:paragraph-properties fo:line-height="150%"/>
      <style:text-properties officeooo:paragraph-rsid="00380402"/>
    </style:style>
    <style:style style:name="P44" style:family="paragraph" style:parent-style-name="Standard">
      <style:paragraph-properties fo:line-height="150%" fo:text-align="justify" style:justify-single-word="false"/>
      <style:text-properties officeooo:paragraph-rsid="00504920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paragraph-rsid="004f8b44" fo:hyphenate="false" fo:hyphenation-remain-char-count="2" fo:hyphenation-push-char-count="2"/>
    </style:style>
    <style:style style:name="P4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paragraph-rsid="00504920" fo:hyphenate="false" fo:hyphenation-remain-char-count="2" fo:hyphenation-push-char-count="2"/>
    </style:style>
    <style:style style:name="P47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000000" style:font-name="Consoles" fo:font-size="12pt" fo:letter-spacing="normal" fo:font-style="normal" fo:font-weight="normal" officeooo:rsid="005131de" officeooo:paragraph-rsid="0057f448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5e83a" style:font-weight-asian="bold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officeooo:rsid="002cc9b3"/>
    </style:style>
    <style:style style:name="T5" style:family="text">
      <style:text-properties fo:color="#800080"/>
    </style:style>
    <style:style style:name="T6" style:family="text">
      <style:text-properties fo:color="#800080" fo:font-weight="bold"/>
    </style:style>
    <style:style style:name="T7" style:family="text">
      <style:text-properties fo:color="#800080" style:font-name="Consoles" fo:font-size="12pt" officeooo:rsid="004f8b44" style:font-size-asian="12pt" style:font-name-complex="Times New Roman1" style:font-size-complex="12pt"/>
    </style:style>
    <style:style style:name="T8" style:family="text">
      <style:text-properties fo:color="#800080" style:font-name="Consoles" fo:font-size="12pt" officeooo:rsid="00504920" style:font-size-asian="12pt" style:font-name-complex="Times New Roman1" style:font-size-complex="12pt"/>
    </style:style>
    <style:style style:name="T9" style:family="text">
      <style:text-properties officeooo:rsid="0034e2a9"/>
    </style:style>
    <style:style style:name="T10" style:family="text">
      <style:text-properties style:font-size-asian="13pt" style:font-size-complex="13pt"/>
    </style:style>
    <style:style style:name="T11" style:family="text">
      <style:text-properties officeooo:rsid="004e2169" style:font-size-asian="13pt" style:font-size-complex="13pt"/>
    </style:style>
    <style:style style:name="T12" style:family="text">
      <style:text-properties officeooo:rsid="0035e83a"/>
    </style:style>
    <style:style style:name="T13" style:family="text">
      <style:text-properties style:font-name="Times New Roman" fo:font-size="14pt" fo:language="ru" fo:country="RU" officeooo:rsid="004f8b44" style:font-size-asian="14pt" style:language-asian="ru" style:country-asian="RU"/>
    </style:style>
    <style:style style:name="T14" style:family="text">
      <style:text-properties style:font-name="Times New Roman" fo:font-size="14pt" officeooo:rsid="00504920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57f448" style:font-size-asian="14pt" style:font-name-complex="Times New Roman1" style:font-size-complex="14pt"/>
    </style:style>
    <style:style style:name="T16" style:family="text">
      <style:text-properties style:font-name="Times New Roman" fo:font-size="14pt" officeooo:rsid="004f8b44" style:font-size-asian="12.25pt" style:font-name-complex="Times New Roman1" style:font-size-complex="14pt"/>
    </style:style>
    <style:style style:name="T17" style:family="text">
      <style:text-properties style:font-name="Times New Roman" fo:font-size="14pt" officeooo:rsid="00504920" style:font-size-asian="12.25pt" style:font-name-complex="Times New Roman1" style:font-size-complex="14pt"/>
    </style:style>
    <style:style style:name="T18" style:family="text">
      <style:text-properties style:font-name="Times New Roman" fo:font-size="14pt" officeooo:rsid="0057f448" style:font-size-asian="12.25pt" style:font-name-complex="Times New Roman1" style:font-size-complex="14pt"/>
    </style:style>
    <style:style style:name="T19" style:family="text">
      <style:text-properties style:font-name="Times New Roman" officeooo:rsid="00380402"/>
    </style:style>
    <style:style style:name="T20" style:family="text">
      <style:text-properties style:font-name="Times New Roman" fo:font-size="16pt" style:font-size-asian="16pt" style:font-name-complex="Times New Roman1" style:font-size-complex="16pt"/>
    </style:style>
    <style:style style:name="T21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22" style:family="text">
      <style:text-properties fo:color="#c0c0c0"/>
    </style:style>
    <style:style style:name="T23" style:family="text">
      <style:text-properties fo:color="#c0c0c0" style:font-name="Consoles" fo:font-size="12pt" officeooo:rsid="004f8b44" style:font-size-asian="12pt" style:font-name-complex="Times New Roman1" style:font-size-complex="12pt"/>
    </style:style>
    <style:style style:name="T24" style:family="text">
      <style:text-properties fo:color="#808000"/>
    </style:style>
    <style:style style:name="T25" style:family="text">
      <style:text-properties fo:color="#808000" style:font-name="Consoles" fo:font-size="12pt" officeooo:rsid="004f8b44" style:font-size-asian="12pt" style:font-name-complex="Times New Roman1" style:font-size-complex="12pt"/>
    </style:style>
    <style:style style:name="T26" style:family="text">
      <style:text-properties fo:color="#092e64"/>
    </style:style>
    <style:style style:name="T27" style:family="text">
      <style:text-properties fo:color="#000000" style:font-name="Times New Roman" fo:font-size="14pt" officeooo:rsid="00504920" style:font-size-asian="12.25pt" style:font-name-complex="Times New Roman1" style:font-size-complex="14pt"/>
    </style:style>
    <style:style style:name="T28" style:family="text">
      <style:text-properties fo:color="#000000" style:font-name="Times New Roman" officeooo:rsid="005011e3"/>
    </style:style>
    <style:style style:name="T29" style:family="text">
      <style:text-properties fo:color="#000000" style:font-name="Times New Roman" officeooo:rsid="00504920"/>
    </style:style>
    <style:style style:name="T30" style:family="text">
      <style:text-properties fo:color="#000000" officeooo:rsid="005011e3"/>
    </style:style>
    <style:style style:name="T31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4f8b44" style:font-size-asian="14pt" style:language-asian="ru" style:country-asian="RU" style:font-style-asian="italic"/>
    </style:style>
    <style:style style:name="T32" style:family="text">
      <style:text-properties fo:font-variant="normal" fo:text-transform="none" fo:color="#000000" fo:letter-spacing="normal" fo:font-style="normal" fo:font-weight="normal" officeooo:rsid="005131de" style:font-weight-asian="normal" style:font-weight-complex="normal"/>
    </style:style>
    <style:style style:name="T33" style:family="text">
      <style:text-properties fo:font-variant="normal" fo:text-transform="none" fo:color="#c0c0c0" fo:letter-spacing="normal" fo:font-style="normal" fo:font-weight="bold" officeooo:rsid="005131de" style:font-weight-asian="bold" style:font-weight-complex="bold"/>
    </style:style>
    <style:style style:name="T34" style:family="text">
      <style:text-properties fo:font-variant="normal" fo:text-transform="none" fo:color="#c0c0c0" fo:letter-spacing="normal" fo:font-style="normal" fo:font-weight="normal" officeooo:rsid="005131de" style:font-weight-asian="normal" style:font-weight-complex="normal"/>
    </style:style>
    <style:style style:name="T35" style:family="text">
      <style:text-properties fo:font-variant="normal" fo:text-transform="none" fo:color="#808000" fo:letter-spacing="normal" fo:font-style="normal" fo:font-weight="normal" officeooo:rsid="005131de" style:font-weight-asian="normal" style:font-weight-complex="normal"/>
    </style:style>
    <style:style style:name="T36" style:family="text">
      <style:text-properties fo:font-variant="normal" fo:text-transform="none" fo:color="#800080" fo:letter-spacing="normal" fo:font-style="normal" fo:font-weight="normal" officeooo:rsid="005131de" style:font-weight-asian="normal" style:font-weight-complex="normal"/>
    </style:style>
    <style:style style:name="T37" style:family="text">
      <style:text-properties style:font-name="Times New Roman2" fo:font-size="14pt" fo:language="ru" fo:country="RU" officeooo:rsid="00504920" style:font-size-asian="14pt" style:language-asian="ru" style:country-asian="RU" style:font-style-asian="italic"/>
    </style:style>
    <style:style style:name="T38" style:family="text">
      <style:text-properties fo:color="#00677c"/>
    </style:style>
    <style:style style:name="T39" style:family="text">
      <style:text-properties fo:color="#00677c" fo:font-weight="bold"/>
    </style:style>
    <style:style style:name="T40" style:family="text">
      <style:text-properties fo:color="#00677c" style:font-name="Consoles" fo:font-size="12pt" officeooo:rsid="005011e3" style:font-size-asian="12pt" style:font-size-complex="12pt"/>
    </style:style>
    <style:style style:name="T41" style:family="text">
      <style:text-properties style:font-name="Consoles" fo:font-size="12pt" style:font-size-asian="12pt" style:font-size-complex="12pt"/>
    </style:style>
    <style:style style:name="T42" style:family="text">
      <style:text-properties style:font-name="Consoles" fo:font-size="12pt" officeooo:rsid="004f8b44" style:font-size-asian="12pt" style:font-name-complex="Times New Roman1" style:font-size-complex="12pt"/>
    </style:style>
    <style:style style:name="T43" style:family="text">
      <style:text-properties officeooo:rsid="005011e3"/>
    </style:style>
    <style:style style:name="T44" style:family="text">
      <style:text-properties officeooo:rsid="00504920"/>
    </style:style>
    <style:style style:name="T45" style:family="text">
      <style:text-properties fo:color="#800000"/>
    </style:style>
    <style:style style:name="T46" style:family="text">
      <style:text-properties officeooo:rsid="005131de"/>
    </style:style>
    <style:style style:name="T47" style:family="text">
      <style:text-properties officeooo:rsid="004e2169"/>
    </style:style>
    <style:style style:name="T48" style:family="text">
      <style:text-properties officeooo:rsid="005984b3"/>
    </style:style>
    <style:style style:name="T49" style:family="text">
      <style:text-properties officeooo:rsid="005ab8c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19797975" text:style-name="WWNum1">
        <text:list-item>
          <text:list>
            <text:list-item>
              <text:h text:style-name="P29" text:outline-level="2"><text:bookmark-start text:name="_Toc495122333"/><text:bookmark-start text:name="__RefHeading___Toc2039_692322312"/>МИНОБРНАУКИ РОССИИ<text:bookmark-end text:name="_Toc495122333"/><text:bookmark-end text:name="__RefHeading___Toc2039_692322312"/></text:h>
            </text:list-item>
          </text:list>
        </text:list-item>
      </text:list>
      <text:p text:style-name="P31">САНКТ-ПЕТЕРБУРГСКИЙ ГОСУДАРСТВЕННЫЙ</text:p>
      <text:p text:style-name="P33">ЭЛЕКТРОТЕХНИЧЕСКИЙ УНИВЕРСИТЕТ</text:p>
      <text:p text:style-name="P31">«ЛЭТИ» ИМ. В.И. УЛЬЯНОВА (ЛЕНИНА)</text:p>
      <text:p text:style-name="P33">Кафедра МОЭВМ</text:p>
      <text:p text:style-name="P13"><text:s/></text:p>
      <text:p text:style-name="P16"><text:s/></text:p>
      <text:p text:style-name="P14"><text:s/></text:p>
      <text:p text:style-name="P35"><text:s/></text:p>
      <text:list xml:id="list151056976363466" text:continue-numbering="true" text:style-name="WWNum1">
        <text:list-item>
          <text:list>
            <text:list-item>
              <text:h text:style-name="P27" text:outline-level="2"><text:bookmark-start text:name="_Toc495122334"/>ОТЧЕТ<text:bookmark-end text:name="_Toc495122334"/><text:line-break/><text:span text:style-name="T1">по лабораторной работе</text:span><text:span text:style-name="T3"> </text:span>№<text:span text:style-name="T49">2</text:span><text:span text:style-name="T1"><text:line-break/>по дисциплине «</text:span><text:span text:style-name="T2">Алгоритмы и структуры данных</text:span><text:span text:style-name="T1">»<text:line-break/></text:span><text:bookmark-start text:name="_Toc495122335"/>ТЕМА:<text:bookmark-end text:name="_Toc495122335"/> <text:span text:style-name="T47">Иерархические списки</text:span></text:h>
            </text:list-item>
            <text:list-item>
              <text:h text:style-name="P28" text:outline-level="2"/>
            </text:list-item>
          </text:list>
        </text:list-item>
      </text:list>
      <text:p text:style-name="P1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">Студент гр. <text:span text:style-name="T4">7</text:span>30<text:span text:style-name="T4">3</text:span>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17">Юсковец А.В.</text:p>
          </table:table-cell>
        </table:table-row>
        <table:table-row table:style-name="Таблица1.1">
          <table:table-cell table:style-name="Таблица1.A2" office:value-type="string">
            <text:p text:style-name="P2">Преподаватель</text:p>
          </table:table-cell>
          <table:table-cell table:style-name="Таблица1.A2" office:value-type="string">
            <text:p text:style-name="P18"><text:s/></text:p>
          </table:table-cell>
          <table:table-cell table:style-name="Таблица1.A2" office:value-type="string">
            <text:p text:style-name="P19"><text:span text:style-name="T12">Болтрашевич</text:span> Т.А.</text:p>
          </table:table-cell>
        </table:table-row>
      </table:table>
      <text:p text:style-name="P14"/>
      <text:p text:style-name="P14"/>
      <text:p text:style-name="P37"/>
      <text:p text:style-name="P38">Санкт-Петербург<text:line-break/>201<text:span text:style-name="T9">8</text:span></text:p>
      <text:p text:style-name="P39"><text:soft-page-break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4">Оглавление</text:p>
          </text:index-title>
          <text:p text:style-name="P23">Цель работы<text:tab/>3</text:p>
          <text:p text:style-name="P23">Задание<text:tab/>3</text:p>
          <text:p text:style-name="P23">Ход работы<text:tab/>3</text:p>
          <text:p text:style-name="P23">Вывод<text:tab/>4</text:p>
          <text:p text:style-name="P23">Приложение A. <text:span text:style-name="T46">Тест</text:span><text:tab/>5</text:p>
        </text:index-body>
      </text:table-of-content>
      <text:p text:style-name="P20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h text:style-name="P21" text:outline-level="1"><text:bookmark-start text:name="_Toc495122336"/><text:bookmark-start text:name="__RefHeading___Toc1709_692322312"/><text:soft-page-break/>Цель работы<text:bookmark-end text:name="_Toc495122336"/><text:bookmark-end text:name="__RefHeading___Toc1709_692322312"/></text:h>
      <text:p text:style-name="P22"><text:span text:style-name="Source_20_Text"><text:span text:style-name="T13">Ознакомиться с реализаций иерархических списков с использованием базовых функций рекурсивной обработки списков.</text:span></text:span></text:p>
      <text:h text:style-name="P43" text:outline-level="1"><text:bookmark-start text:name="__RefHeading___Toc8601_2844259154"/><text:span text:style-name="Source_20_Text"><text:span text:style-name="T19">Задание</text:span></text:span><text:bookmark-end text:name="__RefHeading___Toc8601_2844259154"/></text:h>
      <text:p text:style-name="P22"><text:span text:style-name="Source_20_Text"><text:span text:style-name="T37">Сформировать</text:span></text:span><text:span text:style-name="Source_20_Text"><text:span text:style-name="T31"> линейный список атомов исходного иерархического списка путем устранения всех внутренних скобок в его сокращенной скобочной записи.</text:span></text:span></text:p>
      <text:h text:style-name="P42" text:outline-level="1"><text:bookmark-start text:name="__RefHeading___Toc1711_692322312"/><text:bookmark-start text:name="_Toc495122337"/><text:span text:style-name="Source_20_Text"><text:span text:style-name="T20">Хо</text:span></text:span><text:bookmark-end text:name="_Toc495122337"/><text:span text:style-name="Source_20_Text"><text:span text:style-name="T20">д</text:span></text:span><text:span text:style-name="Source_20_Text"><text:span text:style-name="T21"> </text:span></text:span><text:span text:style-name="Source_20_Text"><text:span text:style-name="T20">работы</text:span></text:span><text:bookmark-end text:name="__RefHeading___Toc1711_692322312"/></text:h>
      <text:p text:style-name="P44"><text:span text:style-name="Source_20_Text"><text:span text:style-name="T14">Структура иерархического списка выглядит </text:span></text:span><text:span text:style-name="Source_20_Text"><text:span text:style-name="T15">приведена в приложении</text:span></text:span><text:span text:style-name="Source_20_Text"><text:span text:style-name="T14">:</text:span></text:span></text:p>
      <text:p text:style-name="P46"><text:span text:style-name="Source_20_Text"><text:span text:style-name="T17">В каждом </text:span></text:span><text:span text:style-name="Source_20_Text"><text:span text:style-name="T8">lisp</text:span></text:span><text:span text:style-name="Source_20_Text"><text:span text:style-name="T27">, хранится булевский флаг, который определяет лежит ли в данном узле атом или очередной список. Каждый список имеет два поля: указатель на голову и указатель на хвост списка.</text:span></text:span></text:p>
      <text:p text:style-name="P45"><text:span text:style-name="Source_20_Text"><text:span text:style-name="T18">Р</text:span></text:span><text:span text:style-name="Source_20_Text"><text:span text:style-name="T16">еализация требуемой функции </text:span></text:span><text:span text:style-name="Source_20_Text"><text:span text:style-name="T18">приведена в приложении</text:span></text:span><text:span text:style-name="Source_20_Text"><text:span text:style-name="T16">:</text:span></text:span></text:p>
      <text:h text:style-name="P30" text:outline-level="2"><text:bookmark-start text:name="__RefHeading___Toc1253_4136557446"/>Функция <text:span text:style-name="T41">flatten</text:span> принимает список, который нужно привести к линейному.<text:line-break/>- если список пустой, то возвращается нулевой указатель. <text:line-break/>- если список — атом, то возвращается <text:span text:style-name="T43">список сконструированный из этого атома.<text:line-break/>-иначе <text:line-break/>- если в голове списка лежит атом, то возвращается список сконструированный из этого атома и линейного списка, который получится из хвоста.<text:line-break/><text:tab/>- иначе возвращается список, сконструированный из линейного списка, в который преобразуется голова и линейного списка, в который преобразуется хвост.<text:line-break/>* Функция </text:span><text:span text:style-name="T40">isAtom</text:span><text:span text:style-name="T28"> — </text:span><text:span text:style-name="T29">проверяет лежит ли в данном узле атом или очередной список.<text:line-break/>* <text:s/></text:span><text:span text:style-name="T30">Функция </text:span><text:span text:style-name="T40">cons</text:span><text:span text:style-name="T28"> — </text:span><text:span text:style-name="T29">конструирует новый список на основе двух других списков.</text:span><text:bookmark-end text:name="__RefHeading___Toc1253_4136557446"/></text:h>
      <text:h text:style-name="P41" text:outline-level="1"><text:bookmark-start text:name="_Toc495122338"/><text:bookmark-start text:name="__RefHeading___Toc1731_692322312"/>Вывод<text:bookmark-end text:name="_Toc495122338"/><text:bookmark-end text:name="__RefHeading___Toc1731_692322312"/></text:h>
      <text:p text:style-name="P40">Была написана программа <text:span text:style-name="T44">работающая с иерархическим списком. При написании программы была использована рекурсивная обработка списка. При компиляции и выполнении программы не возникает ошибок и предупреждений.</text:span></text:p>
      <text:p text:style-name="P11"/>
      <text:p text:style-name="P12"><text:soft-page-break/></text:p>
      <text:p text:style-name="P8">Приложение А. <text:span text:style-name="T48">Исходный код</text:span></text:p>
      <text:p text:style-name="P8"/>
      <text:p text:style-name="P6"><text:span text:style-name="Source_20_Text"><text:span text:style-name="T25">typedef</text:span></text:span><text:span text:style-name="Source_20_Text"><text:span text:style-name="T23"> </text:span></text:span><text:span text:style-name="Source_20_Text"><text:span text:style-name="T7">std</text:span></text:span><text:span text:style-name="Source_20_Text"><text:span text:style-name="T42">::</text:span></text:span><text:span text:style-name="Source_20_Text"><text:span text:style-name="T7">string</text:span></text:span><text:span text:style-name="Source_20_Text"><text:span text:style-name="T23"> </text:span></text:span><text:span text:style-name="Source_20_Text"><text:span text:style-name="T7">base</text:span></text:span><text:span text:style-name="Source_20_Text"><text:span text:style-name="T42">;</text:span></text:span></text:p>
      <text:p text:style-name="P3"><text:span text:style-name="T22"><text:s text:c="2"/></text:span><text:span text:style-name="T24">struct</text:span><text:span text:style-name="T22"> </text:span><text:span text:style-name="T6">s_expr</text:span>;</text:p>
      <text:p text:style-name="P3"><text:span text:style-name="T22"><text:s text:c="2"/></text:span><text:span text:style-name="T24">struct</text:span><text:span text:style-name="T22"> </text:span><text:span text:style-name="T6">two_ptr</text:span><text:span text:style-name="T22"> </text:span>{</text:p>
      <text:p text:style-name="P3"><text:span text:style-name="T22"><text:s text:c="4"/></text:span><text:span text:style-name="T5">s_expr</text:span><text:span text:style-name="T22"> </text:span>*<text:span text:style-name="T22"> </text:span><text:span text:style-name="T45">hd</text:span><text:span text:style-name="T22"> </text:span>=<text:span text:style-name="T22"> </text:span><text:span text:style-name="T24">nullptr</text:span>;</text:p>
      <text:p text:style-name="P3"><text:span text:style-name="T22"><text:s text:c="4"/></text:span><text:span text:style-name="T5">s_expr</text:span><text:span text:style-name="T22"> </text:span>*<text:span text:style-name="T22"> </text:span><text:span text:style-name="T45">tl</text:span><text:span text:style-name="T22"> </text:span>=<text:span text:style-name="T22"> </text:span><text:span text:style-name="T24">nullptr</text:span>;</text:p>
      <text:p text:style-name="P3"><text:span text:style-name="T22"><text:s text:c="2"/></text:span>};</text:p>
      <text:p text:style-name="P3"><text:span text:style-name="T22"><text:s text:c="2"/></text:span><text:span text:style-name="T24">struct</text:span><text:span text:style-name="T22"> </text:span><text:span text:style-name="T6">s_expr</text:span><text:span text:style-name="T22"> </text:span>{</text:p>
      <text:p text:style-name="P3"><text:span text:style-name="T22"><text:s text:c="4"/></text:span><text:span text:style-name="T24">bool</text:span><text:span text:style-name="T22"> </text:span><text:span text:style-name="T45">tag</text:span>;</text:p>
      <text:p text:style-name="P3"><text:span text:style-name="T22"><text:s text:c="4"/></text:span><text:span text:style-name="T24">struct</text:span><text:span text:style-name="T22"> </text:span>{</text:p>
      <text:p text:style-name="P3"><text:span text:style-name="T22"><text:s text:c="6"/></text:span><text:span text:style-name="T5">base</text:span><text:span text:style-name="T22"> </text:span><text:span text:style-name="T45">atom</text:span>;</text:p>
      <text:p text:style-name="P3"><text:span text:style-name="T22"><text:s text:c="6"/></text:span><text:span text:style-name="T5">two_ptr</text:span><text:span text:style-name="T22"> </text:span><text:span text:style-name="T45">pair</text:span>;</text:p>
      <text:p text:style-name="P3"><text:span text:style-name="T22"><text:s text:c="4"/></text:span>}<text:span text:style-name="T22"> </text:span><text:span text:style-name="T45">node</text:span>;</text:p>
      <text:p text:style-name="P5"><text:span text:style-name="T22"><text:s text:c="2"/></text:span>};<text:span text:style-name="T22"> </text:span><text:span text:style-name="T33"><text:line-break/></text:span><text:span text:style-name="T35">typedef</text:span><text:span text:style-name="T34"> </text:span><text:span text:style-name="T36">s_expr</text:span><text:span text:style-name="T32">*</text:span><text:span text:style-name="T34"> </text:span><text:span text:style-name="T36">lisp</text:span><text:span text:style-name="T32">;</text:span></text:p>
      <text:p text:style-name="P25"><text:span text:style-name="T5">lisp</text:span><text:span text:style-name="T22"> </text:span><text:span text:style-name="T39">flatten</text:span>(<text:span text:style-name="T24">const</text:span><text:span text:style-name="T22"> </text:span><text:span text:style-name="T5">lisp</text:span><text:span text:style-name="T22"> </text:span><text:span text:style-name="T26">s</text:span>)<text:span text:style-name="T22"> </text:span>{</text:p>
      <text:p text:style-name="P3"><text:span text:style-name="T22"><text:s text:c="4"/></text:span><text:span text:style-name="T24">if</text:span><text:span text:style-name="T22"> </text:span>(!<text:span text:style-name="T26">s</text:span>)<text:span text:style-name="T22"> </text:span><text:span text:style-name="T24">return</text:span><text:span text:style-name="T22"> </text:span><text:span text:style-name="T24">nullptr</text:span>;</text:p>
      <text:p text:style-name="P3"><text:span text:style-name="T22"><text:s text:c="4"/></text:span><text:span text:style-name="T24">else</text:span><text:span text:style-name="T22"> </text:span><text:span text:style-name="T24">if</text:span><text:span text:style-name="T22"> </text:span>(<text:span text:style-name="T38">isAtom</text:span>(<text:span text:style-name="T26">s</text:span>))</text:p>
      <text:p text:style-name="P3"><text:span text:style-name="T22"><text:s text:c="6"/></text:span><text:span text:style-name="T24">return</text:span><text:span text:style-name="T22"> </text:span><text:span text:style-name="T38">cons</text:span>(<text:span text:style-name="T38">make_atom</text:span>(<text:span text:style-name="T38">getAtom</text:span>(<text:span text:style-name="T26">s</text:span>)),<text:span text:style-name="T22"> </text:span><text:span text:style-name="T24">nullptr</text:span>);</text:p>
      <text:p text:style-name="P3"><text:span text:style-name="T22"><text:s text:c="4"/></text:span><text:span text:style-name="T24">else</text:span><text:span text:style-name="T22"> </text:span>{</text:p>
      <text:p text:style-name="P3"><text:span text:style-name="T22"><text:s text:c="6"/></text:span><text:span text:style-name="T24">if</text:span><text:span text:style-name="T22"> </text:span>(<text:span text:style-name="T38">isAtom</text:span>(<text:span text:style-name="T38">head</text:span>(<text:span text:style-name="T26">s</text:span>)))</text:p>
      <text:p text:style-name="P3"><text:span text:style-name="T22"><text:s text:c="8"/></text:span><text:span text:style-name="T24">return</text:span><text:span text:style-name="T22"> </text:span><text:span text:style-name="T38">cons</text:span>(<text:span text:style-name="T38">make_atom</text:span>(<text:span text:style-name="T38">getAtom</text:span>(<text:span text:style-name="T38">head</text:span>(<text:span text:style-name="T26">s</text:span>))),<text:span text:style-name="T22"> </text:span><text:span text:style-name="T38">flatten</text:span>(<text:span text:style-name="T38">tail</text:span>(<text:span text:style-name="T26">s</text:span>)));</text:p>
      <text:p text:style-name="P3"><text:span text:style-name="T22"><text:s text:c="6"/></text:span><text:span text:style-name="T24">else</text:span></text:p>
      <text:p text:style-name="P3"><text:span text:style-name="T22"><text:s text:c="8"/></text:span><text:span text:style-name="T24">return</text:span><text:span text:style-name="T22"> </text:span><text:span text:style-name="T38">concat</text:span>(<text:span text:style-name="T38">flatten</text:span>(<text:span text:style-name="T38">head</text:span>(<text:span text:style-name="T26">s</text:span>)),<text:span text:style-name="T22"> </text:span><text:span text:style-name="T38">flatten</text:span>(<text:span text:style-name="T38">tail</text:span>(<text:span text:style-name="T26">s</text:span>)));</text:p>
      <text:p text:style-name="P3"><text:span text:style-name="T22"><text:s text:c="4"/></text:span>}</text:p>
      <text:p text:style-name="P4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es" svg:font-family="Consoles"/>
    <style:font-face style:name="Times New Roman2" svg:font-family="'Times New Roman'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018cm" fo:margin-right="0.042cm" fo:margin-top="0.423cm" fo:margin-bottom="0.607cm" loext:contextual-spacing="false" fo:text-align="center" style:justify-single-word="false" fo:keep-together="always" fo:orphans="2" fo:widows="2" fo:hyphenation-ladder-count="no-limit" fo:text-indent="-0.018cm" style:auto-text-indent="false" fo:keep-with-next="always" style:writing-mode="lr-tb"/>
      <style:text-properties fo:color="#000000" fo:font-size="12pt" fo:language="ru" fo:country="RU" fo:font-weight="bold" style:letter-kerning="true" style:font-size-asian="12pt" style:language-asian="zh" style:country-asian="CN" style:font-weight-asian="bold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LO-Normal" style:family="paragraph" style:default-outline-level="">
      <style:paragraph-properties fo:margin-left="0.018cm" fo:margin-right="0.042cm" fo:margin-top="0cm" fo:margin-bottom="0.252cm" loext:contextual-spacing="false" fo:line-height="117%" fo:text-align="start" style:justify-single-word="false" fo:orphans="2" fo:widows="2" fo:hyphenation-ladder-count="no-limit" fo:text-indent="-0.018cm" style:auto-text-indent="false" style:writing-mode="lr-tb"/>
      <style:text-properties fo:color="#000000" fo:font-size="14pt" fo:language="ru" fo:country="RU" style:letter-kerning="true" style:font-size-asian="14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Courier New" style:font-family-asian="'Courier New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 style:master-page-name="Standard">
      <style:paragraph-properties style:page-number="2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keep-together="always" fo:hyphenation-ladder-count="no-limit"/>
      <style:text-properties fo:color="#2e74b5" fo:language="en" fo:country="US" fo:font-weight="normal" style:letter-kerning="false" style:language-asian="en" style:country-asian="US" style:font-weight-asian="normal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101cm" fo:margin-bottom="0.101cm" loext:contextual-spacing="false" fo:line-height="150%"/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" style:class="index"/>
    <style:style style:name="Heading_20_4" style:display-name="Heading 4" style:family="paragraph" style:parent-style-name="Heading" style:class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Courier New" style:font-family-asian="'Courier New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Heading_20_1_20_Char" style:display-name="Heading 1 Char" style:family="text">
      <style:text-properties style:font-name="Calibri Light" fo:font-family="'Calibri Light'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Mangal" style:font-family-complex="Mangal" style:font-family-generic-complex="system" style:font-pitch-complex="variable" style:font-size-complex="14.5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Standard">
      <loext:graphic-properties draw:fill="none"/>
      <style:paragraph-properties fo:margin-left="-2.401cm" fo:margin-right="-1cm" fo:text-align="center" style:justify-single-word="false" fo:orphans="2" fo:widows="2" fo:hyphenation-ladder-count="no-limit" fo:text-indent="0cm" style:auto-text-indent="false" style:page-number="2" fo:background-color="transparent" text:number-lines="false" text:line-number="0" style:writing-mode="lr-tb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 fo:hyphenation-remain-char-count="2" fo:hyphenation-push-char-count="2"/>
    </style:style>
    <style:style style:name="MP2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page-layout style:name="Mpm1">
      <style:page-layout-properties fo:page-width="21.001cm" fo:page-height="29.7cm" style:num-format="1" style:print-orientation="portrait" fo:margin-top="1.27cm" fo:margin-bottom="1.27cm" fo:margin-left="2.397cm" fo:margin-right="0.965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38cm" fo:margin-right="1.5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524cm" fo:margin-right="1.266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Converted1" style:page-layout-name="Mpm3">
      <style:footer>
        <text:p text:style-name="MP2"><text:page-number text:select-page="current">0</text:page-number></text:p>
      </style:footer>
    </style:master-page>
    <style:master-page style:name="Converted2" style:page-layout-name="Mpm4" style:next-style-name="Converted1">
      <style:footer>
        <text:p text:style-name="Standard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kovets Antay</meta:initial-creator>
    <meta:editing-cycles>57</meta:editing-cycles>
    <meta:print-date>2017-10-07T03:52:00</meta:print-date>
    <meta:creation-date>2017-10-07T03:53:00</meta:creation-date>
    <dc:date>2018-10-04T15:10:56.810552123</dc:date>
    <meta:editing-duration>PT5H13M2S</meta:editing-duration>
    <meta:generator>LibreOffice/6.0.6.2$Linux_X86_64 LibreOffice_project/00m0$Build-2</meta:generator>
    <meta:document-statistic meta:table-count="1" meta:image-count="0" meta:object-count="0" meta:page-count="4" meta:paragraph-count="60" meta:word-count="318" meta:character-count="2404" meta:non-whitespace-character-count="20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